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4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6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77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8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8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8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8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9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9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9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9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9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9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9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10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10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102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03" style:family="paragraph" style:parent-style-name="Text_20_body" style:list-style-name="List_20_1">
      <style:text-properties officeooo:rsid="007e1141" officeooo:paragraph-rsid="007e1141"/>
    </style:style>
    <style:style style:name="P104" style:family="paragraph" style:parent-style-name="Text_20_body" style:list-style-name="Numbering_20_ivx">
      <style:text-properties officeooo:paragraph-rsid="013d66fc"/>
    </style:style>
    <style:style style:name="P105" style:family="paragraph" style:parent-style-name="Text_20_body" style:list-style-name="List_20_1">
      <style:text-properties style:font-name="Liberation Serif" officeooo:rsid="002c95d6" officeooo:paragraph-rsid="002c95d6"/>
    </style:style>
    <style:style style:name="P106" style:family="paragraph" style:parent-style-name="Text_20_body" style:list-style-name="List_20_1">
      <style:text-properties style:font-name="Liberation Serif" officeooo:rsid="00248fac" officeooo:paragraph-rsid="0026962c"/>
    </style:style>
    <style:style style:name="P107" style:family="paragraph" style:parent-style-name="Text_20_body" style:list-style-name="List_20_1">
      <style:text-properties style:font-name="Liberation Serif" officeooo:rsid="000e4396" officeooo:paragraph-rsid="000e4396"/>
    </style:style>
    <style:style style:name="P108" style:family="paragraph" style:parent-style-name="Text_20_body" style:list-style-name="List_20_1">
      <style:text-properties style:font-name="Liberation Serif" officeooo:rsid="0054f043" officeooo:paragraph-rsid="0054f043"/>
    </style:style>
    <style:style style:name="P109" style:family="paragraph" style:parent-style-name="Text_20_body" style:list-style-name="List_20_1">
      <style:text-properties style:font-name="Liberation Serif" officeooo:rsid="00644a75" officeooo:paragraph-rsid="00644a75"/>
    </style:style>
    <style:style style:name="P110" style:family="paragraph" style:parent-style-name="Text_20_body" style:list-style-name="List_20_1">
      <style:text-properties style:font-name="Liberation Serif" officeooo:rsid="00675976" officeooo:paragraph-rsid="00675976"/>
    </style:style>
    <style:style style:name="P111" style:family="paragraph" style:parent-style-name="Text_20_body" style:list-style-name="List_20_1">
      <style:text-properties style:font-name="Liberation Serif" officeooo:rsid="0072e92a" officeooo:paragraph-rsid="0072e92a"/>
    </style:style>
    <style:style style:name="P112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13" style:family="paragraph" style:parent-style-name="Text_20_body" style:list-style-name="List_20_1">
      <style:text-properties style:font-name="Liberation Serif" officeooo:rsid="007c885c" officeooo:paragraph-rsid="007c885c"/>
    </style:style>
    <style:style style:name="P114" style:family="paragraph" style:parent-style-name="Text_20_body" style:list-style-name="List_20_1">
      <style:text-properties style:font-name="Liberation Serif" officeooo:paragraph-rsid="007d8a72"/>
    </style:style>
    <style:style style:name="P115" style:family="paragraph" style:parent-style-name="Text_20_body" style:list-style-name="List_20_1">
      <style:text-properties style:font-name="Liberation Serif" officeooo:paragraph-rsid="0092e182"/>
    </style:style>
    <style:style style:name="P116" style:family="paragraph" style:parent-style-name="Text_20_body" style:list-style-name="List_20_1">
      <style:text-properties style:font-name="Liberation Serif" officeooo:rsid="007d8a72" officeooo:paragraph-rsid="007d8a72"/>
    </style:style>
    <style:style style:name="P117" style:family="paragraph" style:parent-style-name="Text_20_body" style:list-style-name="List_20_1">
      <style:text-properties style:font-name="Liberation Serif" officeooo:rsid="008236d9" officeooo:paragraph-rsid="008236d9"/>
    </style:style>
    <style:style style:name="P118" style:family="paragraph" style:parent-style-name="Text_20_body" style:list-style-name="List_20_1">
      <style:text-properties style:font-name="Liberation Serif" officeooo:rsid="009924a5" officeooo:paragraph-rsid="009924a5"/>
    </style:style>
    <style:style style:name="P119" style:family="paragraph" style:parent-style-name="Text_20_body" style:list-style-name="List_20_1">
      <style:text-properties style:font-name="Liberation Serif" officeooo:rsid="0099405f" officeooo:paragraph-rsid="0099405f"/>
    </style:style>
    <style:style style:name="P120" style:family="paragraph" style:parent-style-name="Text_20_body" style:list-style-name="List_20_1">
      <style:text-properties style:font-name="Liberation Serif" officeooo:rsid="009ce3b1" officeooo:paragraph-rsid="009ce3b1"/>
    </style:style>
    <style:style style:name="P12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0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3" style:family="text">
      <style:text-properties loext:padding="0cm" loext:border="non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f6d258"/>
    </style:style>
    <style:style style:name="T76" style:family="text">
      <style:text-properties officeooo:rsid="00f7a9e3"/>
    </style:style>
    <style:style style:name="T77" style:family="text">
      <style:text-properties officeooo:rsid="00f9c412"/>
    </style:style>
    <style:style style:name="T78" style:family="text">
      <style:text-properties fo:font-size="13pt" fo:font-weight="bold" style:font-size-asian="13pt" style:font-weight-asian="bold" style:font-size-complex="13pt" style:font-weight-complex="bold"/>
    </style:style>
    <style:style style:name="T7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loext:padding="0cm" loext:border="none"/>
    </style:style>
    <style:style style:name="T83" style:family="text">
      <style:text-properties style:font-name="Liberation Serif" fo:font-weight="bold" style:font-weight-asian="bold" style:font-weight-complex="bold"/>
    </style:style>
    <style:style style:name="T84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officeooo:rsid="01616da1"/>
    </style:style>
    <style:style style:name="T87" style:family="text">
      <style:text-properties officeooo:rsid="00e6bbc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18">Git is popular version control system.<text:tab/></text:p>
        </text:list-item>
        <text:list-item>
          <text:p text:style-name="P105"><text:span text:style-name="T34">I</text:span><text:span text:style-name="T31">nstalling Git </text:span></text:p>
          <text:list>
            <text:list-header>
              <text:p text:style-name="P105"><text:span text:style-name="T50">syntax :-</text:span><text:span text:style-name="T31"> sudo apt install git.</text:span></text:p>
            </text:list-header>
          </text:list>
        </text:list-item>
        <text:list-item>
          <text:p text:style-name="P106"><text:span text:style-name="T34">G</text:span><text:span text:style-name="T31">it version :- 2.25.1</text:span></text:p>
          <text:list>
            <text:list-header>
              <text:p text:style-name="P106"><text:span text:style-name="T51">syntax:- </text:span><text:span text:style-name="T35">git --version</text:span><text:span text:style-name="T31"> </text:span></text:p>
            </text:list-header>
          </text:list>
        </text:list-item>
        <text:list-item>
          <text:p text:style-name="P107"><text:span text:style-name="T34">U</text:span><text:span text:style-name="T31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19">Tracking code changes.</text:p>
                </text:list-item>
                <text:list-item>
                  <text:p text:style-name="P19">Tracking who made changes.</text:p>
                </text:list-item>
                <text:list-item>
                  <text:p text:style-name="P19">Coding collaboration.</text:p>
                </text:list-item>
              </text:list>
            </text:list-item>
          </text:list>
        </text:list-item>
      </text:list>
      <text:p text:style-name="P80">2. What does Git do?</text:p>
      <text:list xml:id="list182014774737603" text:continue-list="list3969679936" text:style-name="List_20_1">
        <text:list-item>
          <text:p text:style-name="P20">Manage projects with Repositories.</text:p>
        </text:list-item>
        <text:list-item>
          <text:p text:style-name="P20">Clone a project to work on a local copy.</text:p>
        </text:list-item>
        <text:list-item>
          <text:p text:style-name="P20">Control and track changes with staging and committing.</text:p>
        </text:list-item>
        <text:list-item>
          <text:p text:style-name="P20">Branch and merge to allow for work on different parts and versions of a project.</text:p>
        </text:list-item>
        <text:list-item>
          <text:p text:style-name="P21">Pull the latest version of the project to a local copy.</text:p>
        </text:list-item>
        <text:list-item>
          <text:p text:style-name="P22">Push local updates to main project.</text:p>
        </text:list-item>
      </text:list>
      <text:p text:style-name="P81">3. Working with Git</text:p>
      <text:list xml:id="list182014601582767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3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3">Git allows you to see the full history of every commit.</text:p>
        </text:list-item>
        <text:list-item>
          <text:p text:style-name="P23">You can revert back to any previous commit.</text:p>
        </text:list-item>
        <text:list-item>
          <text:p text:style-name="P23">Git does not store a separate copy of every file in every commit, but keeps track of changes made in each commit!</text:p>
        </text:list-item>
      </text:list>
      <text:p text:style-name="P82">4. What is GitHub?</text:p>
      <text:list xml:id="list594434446" text:style-name="L1">
        <text:list-item>
          <text:p text:style-name="P121">Git is not the same as GitHub.</text:p>
        </text:list-item>
        <text:list-item>
          <text:p text:style-name="P121">GitHub makes tools that use Git.</text:p>
        </text:list-item>
        <text:list-item>
          <text:p text:style-name="P25">GitHub is the largest host of source code in the world, and has been owned by Microsoft since 2018.</text:p>
        </text:list-item>
      </text:list>
      <text:p text:style-name="P24"/>
      <text:p text:style-name="P24"/>
      <text:p text:style-name="P77"/>
      <text:p text:style-name="P83"><text:soft-page-break/>5. Installing Git :-</text:p>
      <text:list xml:id="list182014059409069" text:continue-list="list182014601582767" text:style-name="List_20_1">
        <text:list-item>
          <text:p text:style-name="P7">sudo apt install git-all</text:p>
        </text:list-item>
        <text:list-item>
          <text:p text:style-name="P108"><text:span text:style-name="T37">S</text:span><text:span text:style-name="T31">et up username and email.</text:span></text:p>
          <text:list>
            <text:list-header>
              <text:p text:style-name="P7"><text:span text:style-name="T81">$ </text:span><text:span text:style-name="T82">git config</text:span><text:span text:style-name="T81"> </text:span><text:span text:style-name="T82">--global</text:span><text:span text:style-name="T81"> user.name </text:span><text:span text:style-name="T82">"yourusername"</text:span><text:span text:style-name="T81"><text:line-break/>$ </text:span><text:span text:style-name="T82">git config</text:span><text:span text:style-name="T81"> </text:span><text:span text:style-name="T82">--global</text:span><text:span text:style-name="T81"> user.email </text:span><text:span text:style-name="T82">"</text:span><text:a xlink:type="simple" xlink:href="mailto:yourusername@example.com" text:style-name="Internet_20_link" text:visited-style-name="Visited_20_Internet_20_Link"><text:span text:style-name="T82">yourusername@example.com</text:span></text:a><text:span text:style-name="T82">"</text:span></text:p>
            </text:list-header>
          </text:list>
        </text:list-item>
        <text:list-item>
          <text:p text:style-name="P31">To check if the configuration have been set properly </text:p>
          <text:list>
            <text:list-header>
              <text:p text:style-name="P31">git config --list</text:p>
            </text:list-header>
          </text:list>
        </text:list-item>
      </text:list>
      <text:p text:style-name="P84">6. git init command</text:p>
      <text:list xml:id="list182013889474556" text:continue-numbering="true" text:style-name="List_20_1">
        <text:list-item>
          <text:p text:style-name="P27">You can tell Git to monitor this directory.</text:p>
        </text:list-item>
        <text:list-item>
          <text:p text:style-name="P28">It is used for create and initialized the git directory (repo) in our system.</text:p>
        </text:list-item>
        <text:list-item>
          <text:p text:style-name="P28">For initiazlization :- git init</text:p>
        </text:list-item>
        <text:list-item>
          <text:p text:style-name="P28">For createing new repo with initialization :- git init new</text:p>
        </text:list-item>
      </text:list>
      <text:p text:style-name="P85">7. git add command</text:p>
      <text:list xml:id="list182015250062040" text:continue-numbering="true" text:style-name="List_20_1">
        <text:list-item>
          <text:p text:style-name="P29">To make file tracked , we use add command.</text:p>
          <text:list>
            <text:list-header>
              <text:p text:style-name="P29">Syntax:- git add file_name <text:s text:c="2"/>or <text:s text:c="2"/>git add . <text:s text:c="3"/>(to add everything in the dir).</text:p>
            </text:list-header>
          </text:list>
        </text:list-item>
      </text:list>
      <text:p text:style-name="P86">8. git commit command</text:p>
      <text:list xml:id="list182014591043421" text:continue-numbering="true" text:style-name="List_20_1">
        <text:list-item>
          <text:p text:style-name="P30">So even though Git is tracking index.html, there isn’t anything in the Git repository about the file yet.</text:p>
        </text:list-item>
        <text:list-item>
          <text:p text:style-name="P32">Used for commit the chnages in current repo.</text:p>
          <text:list>
            <text:list-header>
              <text:p text:style-name="P33">git commit -m “comment which you want”</text:p>
            </text:list-header>
          </text:list>
        </text:list-item>
      </text:list>
      <text:p text:style-name="P87">9. <text:s/>git status</text:p>
      <text:list xml:id="list182015550886920" text:continue-numbering="true" text:style-name="List_20_1">
        <text:list-item>
          <text:p text:style-name="P34">shows the current condition of working directory</text:p>
          <text:p text:style-name="P34"><text:s/>syntax :- git status</text:p>
        </text:list-item>
      </text:list>
      <text:p text:style-name="P88">10. git log</text:p>
      <text:list xml:id="list182015430946102" text:continue-numbering="true" text:style-name="List_20_1">
        <text:list-item>
          <text:p text:style-name="P35">Log command shows the history.</text:p>
        </text:list-item>
        <text:list-item>
          <text:p text:style-name="P36">Provide messages commit in past , author , date and time.</text:p>
        </text:list-item>
        <text:list-item>
          <text:p text:style-name="P36">For only 5 comments :- git log -n 5</text:p>
        </text:list-item>
        <text:list-item>
          <text:p text:style-name="P36">By date :- git log --since = yyyy-mm-dd</text:p>
        </text:list-item>
        <text:list-item>
          <text:p text:style-name="P36">Till the date :- git log --until = yyyy-mm-dd</text:p>
        </text:list-item>
        <text:list-item>
          <text:p text:style-name="P36">By author name :- git log author = “Sachin-beryl”</text:p>
        </text:list-item>
        <text:list-item>
          <text:p text:style-name="P36">Using messages specific words :- </text:p>
          <text:list>
            <text:list-item>
              <text:list>
                <text:list-header>
                  <text:p text:style-name="P36">git log --grep = “Init”</text:p>
                  <text:p text:style-name="P36">git log --grep = “Bugfix”</text:p>
                  <text:p text:style-name="P36">git log –grep = “github issue”</text:p>
                </text:list-header>
              </text:list>
            </text:list-item>
          </text:list>
        </text:list-item>
      </text:list>
      <text:p text:style-name="P89">11. git rm command</text:p>
      <text:list xml:id="list182015318271281" text:continue-numbering="true" text:style-name="List_20_1">
        <text:list-item>
          <text:p text:style-name="P37"><text:soft-page-break/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90">12. git pull</text:p>
      <text:list xml:id="list182014277214866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109"><text:span text:style-name="T31">Syntax :- git pull </text:span><text:span text:style-name="T38">&lt;remote&gt; </text:span><text:span text:style-name="T39">&lt;branch&gt;</text:span></text:p>
          <text:list>
            <text:list-header>
              <text:p text:style-name="P110"><text:span text:style-name="T38">n</text:span><text:span text:style-name="T31">ote <text:s/>:- git pull contains git fetch &lt;remote&gt; and git merge origin/&lt;current-branch&gt;</text:span></text:p>
            </text:list-header>
          </text:list>
        </text:list-item>
      </text:list>
      <text:p text:style-name="P91">13. git push</text:p>
      <text:list xml:id="list182015733098638" text:continue-numbering="true" text:style-name="List_20_1">
        <text:list-item>
          <text:p text:style-name="P42">used to push all commits from local repo to online repository.</text:p>
          <text:p text:style-name="P111"><text:span text:style-name="T31">Syntax :- git push -u </text:span><text:span text:style-name="T40">origin main</text:span></text:p>
          <text:list>
            <text:list-item>
              <text:list>
                <text:list-header>
                  <text:p text:style-name="P112">Create any folder </text:p>
                  <text:p text:style-name="P112">cd folder</text:p>
                  <text:p text:style-name="P112">git init</text:p>
                  <text:p text:style-name="P112">gir remote add &lt;remote&gt;&lt;ssh-link&gt;</text:p>
                  <text:p text:style-name="P112">git pull &lt;remote&gt;&lt;branch&gt;</text:p>
                </text:list-header>
              </text:list>
            </text:list-item>
          </text:list>
        </text:list-item>
      </text:list>
      <text:p text:style-name="P92">14. git remote add origin url:-</text:p>
      <text:list xml:id="list182014206469470" text:continue-numbering="true" text:style-name="List_20_1">
        <text:list-item>
          <text:p text:style-name="P78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113"><text:span text:style-name="T31">if not present then </text:span><text:span text:style-name="T50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82014904047947" text:continue-numbering="true" text:style-name="List_20_1">
        <text:list-item>
          <text:list>
            <text:list-item>
              <text:list>
                <text:list-item>
                  <text:p text:style-name="P114"><text:span text:style-name="T41">Then go to location of </text:span><text:span text:style-name="T52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116"><text:span text:style-name="T42">c</text:span><text:span text:style-name="T31">opy the key from the file </text:span><text:span text:style-name="T50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Now go to file loaction which you want to upload on github, open terminal there. And executing below commands .</text:p>
                      <text:list>
                        <text:list-header>
                          <text:p text:style-name="P46"><text:soft-page-break/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103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1">com</text:span></text:a><text:span text:style-name="T24">:Sachin-beryl/demo-for-ssh.git)</text:span></text:p>
                          <text:p text:style-name="P117"><text:span text:style-name="T43">g</text:span><text:span text:style-name="T31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15"><text:span text:style-name="T44">git remote add origin </text:span><text:span text:style-name="T53">url </text:span><text:span text:style-name="T44"><text:s text:c="5"/></text:span><text:span text:style-name="T53">:- url -&gt;(https://github.com/sachin-beryl/Training.git)</text:span></text:p>
                  <text:p text:style-name="P115"><text:span text:style-name="T44">git push -u origin main </text:span><text:span text:style-name="T45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118"><text:span text:style-name="T46">I</text:span><text:span text:style-name="T5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9"><text:span text:style-name="T31">Github profile setting -&gt; scroll down and click on developer setting -&gt; personal access tokens -&gt; tokens(classic) -&gt; </text:span><text:span text:style-name="T47">generate new token -&gt; generate new token (classic) -&gt; check all the boxes -&gt; click generate token.</text:span></text:p>
                            </text:list-item>
                            <text:list-item>
                              <text:p text:style-name="P120"><text:span text:style-name="T31">Copy the token </text:span><text:span text:style-name="T48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93">15 . To re-set remote url </text:p>
      <text:list xml:id="list182014686397793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1">syntax :- git remote set-url origin </text:span><text:span text:style-name="T83">url </text:span><text:span text:style-name="T81"><text:s text:c="17"/>:- url -&gt; </text:span><text:a xlink:type="simple" xlink:href="mailto:git@github.com" text:style-name="Internet_20_link" text:visited-style-name="Visited_20_Internet_20_Link"><text:span text:style-name="T81">git@github.com</text:span></text:a><text:span text:style-name="T81">:Sachin-beryl/Training.git</text:span></text:p>
        </text:list-item>
      </text:list>
      <text:p text:style-name="P94">16. git help</text:p>
      <text:list xml:id="list182014890184753" text:continue-numbering="true" text:style-name="List_20_1">
        <text:list-item>
          <text:p text:style-name="P51">helps to understand the git commands</text:p>
          <text:list>
            <text:list-header>
              <text:p text:style-name="P51"><text:span text:style-name="T7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1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1">similar to man command</text:p>
          <text:list>
            <text:list-header>
              <text:p text:style-name="P51"><text:span text:style-name="T74">syntax :-</text:span> man git log</text:p>
            </text:list-header>
          </text:list>
        </text:list-item>
      </text:list>
      <text:p text:style-name="P52"/>
      <text:p text:style-name="P52"/>
      <text:p text:style-name="P52"/>
      <text:p text:style-name="P52"/>
      <text:p text:style-name="P95">17. git rm</text:p>
      <text:list xml:id="list182015089129876" text:continue-numbering="true" text:style-name="List_20_1">
        <text:list-item>
          <text:p text:style-name="P79">steps :-</text:p>
          <text:list>
            <text:list-item>
              <text:list>
                <text:list-item>
                  <text:list>
                    <text:list-item>
                      <text:p text:style-name="P53"><text:soft-page-break/>git rm “file_name”</text:p>
                    </text:list-item>
                    <text:list-item>
                      <text:p text:style-name="P53">git commit -m “message”</text:p>
                    </text:list-item>
                    <text:list-item>
                      <text:p text:style-name="P53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Remove repo with sub-repo <text:s text:c="3"/>syntax :- git rm -r <text:s/>“file name” </text:p>
        </text:list-item>
      </text:list>
      <text:p text:style-name="P96">18. git checkout</text:p>
      <text:list xml:id="list182015442335685" text:continue-numbering="true" text:style-name="List_20_1">
        <text:list-item>
          <text:p text:style-name="P55">use to make branch and navigate between the branches.</text:p>
        </text:list-item>
        <text:list-item>
          <text:p text:style-name="P55">Create new branch :- git checkout -b name_of_name</text:p>
        </text:list-item>
        <text:list-item>
          <text:p text:style-name="P55">switch to new branch :- git checkout name_of_branch</text:p>
        </text:list-item>
        <text:list-item>
          <text:p text:style-name="P55">copy all data from one to another branch :- git checkout -b <text:span text:style-name="T74">destination_branch_name <text:s/>source_branch_name</text:span></text:p>
        </text:list-item>
      </text:list>
      <text:p text:style-name="P97">19. git branch</text:p>
      <text:list xml:id="list182013945703207" text:continue-numbering="true" text:style-name="List_20_1">
        <text:list-item>
          <text:p text:style-name="P56">To check name of branches for that git location.</text:p>
        </text:list-item>
        <text:list-item>
          <text:p text:style-name="P56"><text:span text:style-name="T74">Syntax :- </text:span>git branch </text:p>
        </text:list-item>
      </text:list>
      <text:p text:style-name="P98">20. merge branches</text:p>
      <text:list xml:id="list182014374913561" text:continue-numbering="true" text:style-name="List_20_1">
        <text:list-item>
          <text:p text:style-name="P57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8">Syntax :- git merge branch_name<text:span text:style-name="T75">(branch which you want to merge </text:span><text:span text:style-name="T76">with main branch).</text:span></text:p>
                        </text:list-item>
                        <text:list-item>
                          <text:p text:style-name="P60">If conflict , then remove conflict.</text:p>
                        </text:list-item>
                        <text:list-item>
                          <text:p text:style-name="P60">git add .</text:p>
                        </text:list-item>
                        <text:list-item>
                          <text:p text:style-name="P60">Then commit the merge (git commit -m “merging branches”)</text:p>
                          <text:p text:style-name="P59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9">2<text:span text:style-name="T77">1</text:span>. To make change in comment</text:p>
      <text:list xml:id="list182014552800096" text:continue-numbering="true" text:style-name="List_20_1">
        <text:list-item>
          <text:p text:style-name="P61">git commit --amend -&gt; it will open vim editor -&gt; add message in vim -&gt; wq to save message and exit the vim editor. <text:s/></text:p>
        </text:list-item>
      </text:list>
      <text:p text:style-name="P100">22. git diff</text:p>
      <text:list xml:id="list182015663045764" text:continue-numbering="true" text:style-name="List_20_1">
        <text:list-item>
          <text:p text:style-name="P62">View changes in working dir </text:p>
          <text:list>
            <text:list-header>
              <text:p text:style-name="P62"><text:span text:style-name="T74">syntax :- </text:span>git diff</text:p>
            </text:list-header>
          </text:list>
        </text:list-item>
        <text:list-item>
          <text:p text:style-name="P63">View changes in staged level</text:p>
          <text:list>
            <text:list-header>
              <text:p text:style-name="P63"><text:span text:style-name="T74">synatx :-</text:span> git diff --staged or --cached</text:p>
            </text:list-header>
          </text:list>
        </text:list-item>
      </text:list>
      <text:p text:style-name="P101">23. git clone</text:p>
      <text:list xml:id="list182014686305158" text:continue-numbering="true" text:style-name="List_20_1">
        <text:list-item>
          <text:p text:style-name="P64">Use to clone the remote repo </text:p>
          <text:list>
            <text:list-item>
              <text:list>
                <text:list-header>
                  <text:p text:style-name="P64"><text:span text:style-name="T74">syntax :-</text:span> git clone ssh_or_http_address_of_git_repo.</text:p>
                </text:list-header>
              </text:list>
            </text:list-item>
          </text:list>
        </text:list-item>
      </text:list>
      <text:p text:style-name="P65"/>
      <text:p text:style-name="P65"><text:tab/><text:tab/><text:tab/><text:span text:style-name="T78">Note:- Pull request and merge branches process</text:span></text:p>
      <text:list xml:id="list363754709" text:style-name="Numbering_20_IVX">
        <text:list-item>
          <text:p text:style-name="P66">Create new branch :- <text:s text:c="2"/>git checkout -b sachin.</text:p>
        </text:list-item>
        <text:list-item>
          <text:p text:style-name="P66"><text:soft-page-break/>Now you are in sachin branch , make pull request for main or master branch or for any branch you want.</text:p>
          <text:list>
            <text:list-header>
              <text:p text:style-name="P66"><text:span text:style-name="T74">Syntax :-</text:span> git pull origin name_of_branch_from_you_want_to_pull</text:p>
              <text:p text:style-name="P66"><text:span text:style-name="T74">eg :-</text:span> git pull origin main.</text:p>
            </text:list-header>
          </text:list>
        </text:list-item>
        <text:list-item>
          <text:p text:style-name="P67">Now you have updated content from main branch, make changes you want to do.</text:p>
        </text:list-item>
        <text:list-item>
          <text:p text:style-name="P67">git add .</text:p>
        </text:list-item>
        <text:list-item>
          <text:p text:style-name="P67">git commit -m “change by sachin branch”</text:p>
        </text:list-item>
        <text:list-item>
          <text:p text:style-name="P67">git push -u origin sachin (name must be of created branch).</text:p>
        </text:list-item>
        <text:list-item>
          <text:p text:style-name="P68">Switch to main or master branch for approvel and merge.</text:p>
          <text:list>
            <text:list-item>
              <text:list>
                <text:list-header>
                  <text:p text:style-name="P68"><text:span text:style-name="T74">Switch branch syntax :-</text:span> git checkout main or master</text:p>
                </text:list-header>
              </text:list>
            </text:list-item>
          </text:list>
        </text:list-item>
        <text:list-item>
          <text:p text:style-name="P69"><text:span text:style-name="T74">merge syntax :-</text:span> git merge sachin</text:p>
        </text:list-item>
        <text:list-item>
          <text:p text:style-name="P70">git add .</text:p>
        </text:list-item>
        <text:list-item>
          <text:p text:style-name="P70">git commit -m “merge branch sachin with main”</text:p>
        </text:list-item>
        <text:list-item>
          <text:p text:style-name="P70">git push -u origin main.</text:p>
        </text:list-item>
        <text:list-item>
          <text:p text:style-name="P71">YOUR FILE IS NOW MERGED WITH MAIN BRANCH</text:p>
        </text:list-item>
      </text:list>
      <text:p text:style-name="P72"/>
      <text:p text:style-name="P72"><text:tab/><text:tab/><text:tab/><text:tab/><text:tab/><text:span text:style-name="T79">Resolving Conflict </text:span><text:span text:style-name="T80">Process</text:span></text:p>
      <text:list xml:id="list4125090750" text:style-name="Numbering_20_ivx">
        <text:list-item>
          <text:p text:style-name="P73">if conflict occur will merging branches because two branches made change for same thing.</text:p>
        </text:list-item>
        <text:list-item>
          <text:p text:style-name="P73">Then owner will decide which change can be used.</text:p>
        </text:list-item>
        <text:list-item>
          <text:p text:style-name="P73">Open conflicted file in vim.</text:p>
          <text:list>
            <text:list-header>
              <text:p text:style-name="P73"><text:span text:style-name="T74">Syntax :- </text:span>vim file_name.</text:p>
              <text:p text:style-name="P104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73">Makes changes in vim and save it.</text:p>
        </text:list-item>
        <text:list-item>
          <text:p text:style-name="P74">git add .</text:p>
        </text:list-item>
        <text:list-item>
          <text:p text:style-name="P74">git commit -m “message”</text:p>
        </text:list-item>
        <text:list-item>
          <text:p text:style-name="P74">git push -u origin main.</text:p>
        </text:list-item>
      </text:list>
      <text:p text:style-name="P75"/>
      <text:p text:style-name="P75"/>
      <text:p text:style-name="P75"/>
      <text:p text:style-name="P75"/>
      <text:p text:style-name="P2"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76"/>
      <text:p text:style-name="P9"><text:span text:style-name="T84">24.</text:span><text:span text:style-name="T85"> </text:span><text:span text:style-name="T84">Revert a commit :-</text:span> git revert commit_id -&gt; editor opens -&gt; make changes in comment -&gt; save it</text:p>
      <text:p text:style-name="P16">25. <text:s/>Remove Unt<text:span text:style-name="T86">ra</text:span>cked Files :-</text:p>
      <text:list xml:id="list182013784056500" text:continue-list="list182014686305158" text:style-name="List_20_1">
        <text:list-item>
          <text:p text:style-name="P10">git clean -n [would remove file_name]</text:p>
        </text:list-item>
        <text:list-item>
          <text:p text:style-name="P10">git clean -i [interactive]</text:p>
        </text:list-item>
        <text:list-item>
          <text:p text:style-name="P10">git clean -f [force to delete the file]</text:p>
        </text:list-item>
      </text:list>
      <text:p text:style-name="P13"><text:span text:style-name="T84">26. Use .gitignore </text:span><text:a xlink:type="simple" xlink:href="../../../../../../-" text:style-name="Internet_20_link" text:visited-style-name="Visited_20_Internet_20_Link"><text:span text:style-name="T84">file</text:span></text:a><text:span text:style-name="T84"> :-</text:span></text:p>
      <text:list xml:id="list182014487985158" text:continue-numbering="true" text:style-name="List_20_1">
        <text:list-item>
          <text:p text:style-name="P14">project/.gitignore</text:p>
        </text:list-item>
        <text:list-item>
          <text:p text:style-name="P14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4">.zip</text:p>
                      <text:p text:style-name="P14">log/*.log</text:p>
                      <text:p text:style-name="P14">!assests/video/tour</text:p>
                      <text:p text:style-name="P14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1">Changes made to ignored files will be ignored by git.</text:p>
        </text:list-item>
      </text:list>
      <text:p text:style-name="P17">27. unstage files :-</text:p>
      <text:list xml:id="list182015771667887" text:continue-numbering="true" text:style-name="List_20_1">
        <text:list-item>
          <text:p text:style-name="P15">syntax :- git reset HEAD file_name</text:p>
        </text:list-item>
        <text:list-item>
          <text:p text:style-name="P12"><text:span text:style-name="T87">HEAD points to newly added files in stage 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20:13.534891934</dc:date>
    <meta:editing-duration>PT3H50M32S</meta:editing-duration>
    <meta:editing-cycles>92</meta:editing-cycles>
    <meta:generator>LibreOffice/6.4.7.2$Linux_X86_64 LibreOffice_project/40$Build-2</meta:generator>
    <meta:document-statistic meta:table-count="1" meta:image-count="0" meta:object-count="0" meta:page-count="7" meta:paragraph-count="221" meta:word-count="1695" meta:character-count="8892" meta:non-whitespace-character-count="7488"/>
  </office:meta>
</office:document-meta>
</file>